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7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5" style:family="table-cell" style:parent-style-name="Default" style:data-style-name="N61"/>
    <style:style style:name="ce9" style:family="table-cell" style:parent-style-name="Default" style:data-style-name="N60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51pt" svg:height="255.09pt" svg:x="550.32pt" svg:y="17.6pt">
            <draw:object draw:notify-on-update-of-ranges="sheet1.B4:sheet1.B25 sheet1.C3:sheet1.C3 sheet1.C4:sheet1.C25 sheet1.B4:sheet1.B25 sheet1.D3:sheet1.D3 sheet1.D4:sheet1.D25 sheet1.B4:sheet1.B25 sheet1.E3:sheet1.E3 sheet1.E4:sheet1.E25 sheet1.B4:sheet1.B25 sheet1.F3:sheet1.F3 sheet1.F4:sheet1.F25 sheet1.B4:sheet1.B25 sheet1.G3:sheet1.G3 sheet1.G4:sheet1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1.25pt" svg:y="291.32pt">
            <draw:object draw:notify-on-update-of-ranges="sheet1.B30:sheet1.B51 sheet1.C29:sheet1.C29 sheet1.C30:sheet1.C51 sheet1.B30:sheet1.B51 sheet1.D29:sheet1.D29 sheet1.D30:sheet1.D51 sheet1.B30:sheet1.B51 sheet1.E29:sheet1.E29 sheet1.E30:sheet1.E51 sheet1.B30:sheet1.B51 sheet1.F29:sheet1.F29 sheet1.F30:sheet1.F51 sheet1.B30:sheet1.B51 sheet1.G29:sheet1.G29 sheet1.G30:sheet1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6.6pt" svg:y="572.94pt">
            <draw:object draw:notify-on-update-of-ranges="sheet1.B56:sheet1.B77 sheet1.C55:sheet1.C55 sheet1.C56:sheet1.C77 sheet1.B56:sheet1.B77 sheet1.D55:sheet1.D55 sheet1.D56:sheet1.D77 sheet1.B56:sheet1.B77 sheet1.E55:sheet1.E55 sheet1.E56:sheet1.E77 sheet1.B56:sheet1.B77 sheet1.F55:sheet1.F55 sheet1.F56:sheet1.F77 sheet1.B56:sheet1.B77 sheet1.G55:sheet1.G55 sheet1.G56:sheet1.G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P4P3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solution</text:p>
          </table:table-cell>
          <table:table-cell table:style-name="ce6" table:number-columns-spanned="3" table:number-rows-spanned="1"/>
          <table:covered-table-cell table:style-name="ce6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schur_1e-16</text:p>
          </table:table-cell>
          <table:table-cell table:style-name="Default" office:value-type="string" calcext:value-type="string">
            <text:p>schur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000154373" calcext:value-type="float">
            <text:p>1.54E-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0000988566" calcext:value-type="float">
            <text:p>9.89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.000000620636" calcext:value-type="float">
            <text:p>6.21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.0000000388317" calcext:value-type="float">
            <text:p>3.88E-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.00000000242763" calcext:value-type="float">
            <text:p>2.43E-009</text:p>
          </table:table-cell>
          <table:table-cell office:value-type="float" office:value="0.00000000242764" calcext:value-type="float">
            <text:p>2.43E-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0.000000000151737" calcext:value-type="float">
            <text:p>1.52E-010</text:p>
          </table:table-cell>
          <table:table-cell office:value-type="float" office:value="0.000000000152421" calcext:value-type="float">
            <text:p>1.52E-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0948387" calcext:value-type="float">
            <text:p>9.48E-012</text:p>
          </table:table-cell>
          <table:table-cell office:value-type="float" office:value="0.00000000000948337" calcext:value-type="float">
            <text:p>9.48E-012</text:p>
          </table:table-cell>
          <table:table-cell office:value-type="float" office:value="0.0000000000100225" calcext:value-type="float">
            <text:p>1.00E-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0592831" calcext:value-type="float">
            <text:p>5.93E-013</text:p>
          </table:table-cell>
          <table:table-cell office:value-type="float" office:value="0.000000000000592885" calcext:value-type="float">
            <text:p>5.93E-013</text:p>
          </table:table-cell>
          <table:table-cell office:value-type="float" office:value="0.00000000000395985" calcext:value-type="float">
            <text:p>3.96E-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0370013" calcext:value-type="float">
            <text:p>3.70E-014</text:p>
          </table:table-cell>
          <table:table-cell office:value-type="float" office:value="0.0000000000000375874" calcext:value-type="float">
            <text:p>3.76E-014</text:p>
          </table:table-cell>
          <table:table-cell office:value-type="float" office:value="0.00000000000176817" calcext:value-type="float">
            <text:p>1.77E-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2.58806E-015" calcext:value-type="float">
            <text:p>2.59E-015</text:p>
          </table:table-cell>
          <table:table-cell office:value-type="float" office:value="9.80888E-015" calcext:value-type="float">
            <text:p>9.81E-015</text:p>
          </table:table-cell>
          <table:table-cell office:value-type="float" office:value="0.00000000000306261" calcext:value-type="float">
            <text:p>3.06E-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1.27772E-015" calcext:value-type="float">
            <text:p>1.28E-015</text:p>
          </table:table-cell>
          <table:table-cell office:value-type="float" office:value="0.0000000000000234411" calcext:value-type="float">
            <text:p>2.34E-014</text:p>
          </table:table-cell>
          <table:table-cell office:value-type="float" office:value="0.0000000000030037" calcext:value-type="float">
            <text:p>3.00E-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2.26354E-015" calcext:value-type="float">
            <text:p>2.26E-015</text:p>
          </table:table-cell>
          <table:table-cell office:value-type="float" office:value="9.40796E-015" calcext:value-type="float">
            <text:p>9.41E-015</text:p>
          </table:table-cell>
          <table:table-cell office:value-type="float" office:value="0.00000000000249514" calcext:value-type="float">
            <text:p>2.50E-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2.88762E-015" calcext:value-type="float">
            <text:p>2.89E-015</text:p>
          </table:table-cell>
          <table:table-cell office:value-type="float" office:value="0.0000000000000206867" calcext:value-type="float">
            <text:p>2.07E-014</text:p>
          </table:table-cell>
          <table:table-cell office:value-type="float" office:value="0.00000000000784941" calcext:value-type="float">
            <text:p>7.85E-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4.9941E-015" calcext:value-type="float">
            <text:p>4.99E-015</text:p>
          </table:table-cell>
          <table:table-cell office:value-type="float" office:value="0.0000000000000420126" calcext:value-type="float">
            <text:p>4.20E-014</text:p>
          </table:table-cell>
          <table:table-cell office:value-type="float" office:value="0.00000000000442974" calcext:value-type="float">
            <text:p>4.43E-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gradient</text:p>
          </table:table-cell>
          <table:table-cell table:style-name="ce6" table:number-columns-spanned="3" table:number-rows-spanned="1"/>
          <table:covered-table-cell table:style-name="ce6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schur_1e-16</text:p>
          </table:table-cell>
          <table:table-cell table:style-name="Default" office:value-type="string" calcext:value-type="string">
            <text:p>schur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0000311932" calcext:value-type="float">
            <text:p>3.12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0000106768" calcext:value-type="float">
            <text:p>1.07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000000337851" calcext:value-type="float">
            <text:p>3.38E-008</text:p>
          </table:table-cell>
          <table:table-cell office:value-type="float" office:value="0.0000000337792" calcext:value-type="float">
            <text:p>3.38E-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00000010588" calcext:value-type="float">
            <text:p>1.06E-009</text:p>
          </table:table-cell>
          <table:table-cell office:value-type="float" office:value="0.0000000027708" calcext:value-type="float">
            <text:p>2.77E-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0.0000000000331106" calcext:value-type="float">
            <text:p>3.31E-011</text:p>
          </table:table-cell>
          <table:table-cell office:value-type="float" office:value="0.0000000000331108" calcext:value-type="float">
            <text:p>3.31E-011</text:p>
          </table:table-cell>
          <table:table-cell office:value-type="float" office:value="0.00000000103107" calcext:value-type="float">
            <text:p>1.03E-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0.00000000000103507" calcext:value-type="float">
            <text:p>1.04E-012</text:p>
          </table:table-cell>
          <table:table-cell office:value-type="float" office:value="0.00000000000104033" calcext:value-type="float">
            <text:p>1.04E-012</text:p>
          </table:table-cell>
          <table:table-cell office:value-type="float" office:value="0.00000000474365" calcext:value-type="float">
            <text:p>4.74E-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000508397" calcext:value-type="float">
            <text:p>5.08E-014</text:p>
          </table:table-cell>
          <table:table-cell office:value-type="float" office:value="0.000000000000315457" calcext:value-type="float">
            <text:p>3.15E-013</text:p>
          </table:table-cell>
          <table:table-cell office:value-type="float" office:value="0.00000000278609" calcext:value-type="float">
            <text:p>2.79E-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00783954" calcext:value-type="float">
            <text:p>7.84E-014</text:p>
          </table:table-cell>
          <table:table-cell office:value-type="float" office:value="0.000000000000842959" calcext:value-type="float">
            <text:p>8.43E-013</text:p>
          </table:table-cell>
          <table:table-cell office:value-type="float" office:value="0.00000000561646" calcext:value-type="float">
            <text:p>5.62E-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158782" calcext:value-type="float">
            <text:p>1.59E-013</text:p>
          </table:table-cell>
          <table:table-cell office:value-type="float" office:value="0.00000000000204774" calcext:value-type="float">
            <text:p>2.05E-012</text:p>
          </table:table-cell>
          <table:table-cell office:value-type="float" office:value="0.00000000852812" calcext:value-type="float">
            <text:p>8.53E-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0.000000000000314259" calcext:value-type="float">
            <text:p>3.14E-013</text:p>
          </table:table-cell>
          <table:table-cell office:value-type="float" office:value="0.00000000000618833" calcext:value-type="float">
            <text:p>6.19E-012</text:p>
          </table:table-cell>
          <table:table-cell office:value-type="float" office:value="0.0000000174481" calcext:value-type="float">
            <text:p>1.74E-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0.000000000000635409" calcext:value-type="float">
            <text:p>6.35E-013</text:p>
          </table:table-cell>
          <table:table-cell office:value-type="float" office:value="0.0000000000169303" calcext:value-type="float">
            <text:p>1.69E-011</text:p>
          </table:table-cell>
          <table:table-cell office:value-type="float" office:value="0.0000000266301" calcext:value-type="float">
            <text:p>2.66E-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0.00000000000126383" calcext:value-type="float">
            <text:p>1.26E-012</text:p>
          </table:table-cell>
          <table:table-cell office:value-type="float" office:value="0.0000000000475659" calcext:value-type="float">
            <text:p>4.76E-011</text:p>
          </table:table-cell>
          <table:table-cell office:value-type="float" office:value="0.0000000427711" calcext:value-type="float">
            <text:p>4.28E-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0.00000000000252504" calcext:value-type="float">
            <text:p>2.53E-012</text:p>
          </table:table-cell>
          <table:table-cell office:value-type="float" office:value="0.00000000013254" calcext:value-type="float">
            <text:p>1.33E-010</text:p>
          </table:table-cell>
          <table:table-cell office:value-type="float" office:value="0.000000140098" calcext:value-type="float">
            <text:p>1.40E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0.00000000000504619" calcext:value-type="float">
            <text:p>5.05E-012</text:p>
          </table:table-cell>
          <table:table-cell office:value-type="float" office:value="0.000000000369686" calcext:value-type="float">
            <text:p>3.70E-010</text:p>
          </table:table-cell>
          <table:table-cell office:value-type="float" office:value="0.000000143556" calcext:value-type="float">
            <text:p>1.44E-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2nd derivative</text:p>
          </table:table-cell>
          <table:table-cell table:style-name="ce6" table:number-columns-spanned="3" table:number-rows-spanned="1"/>
          <table:covered-table-cell table:style-name="ce6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schur_1e-16</text:p>
          </table:table-cell>
          <table:table-cell table:style-name="Default" office:value-type="string" calcext:value-type="string">
            <text:p>schur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00130719" calcext:value-type="float">
            <text:p>1.31E-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000897483" calcext:value-type="float">
            <text:p>8.97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0000568658" calcext:value-type="float">
            <text:p>5.69E-006</text:p>
          </table:table-cell>
          <table:table-cell office:value-type="float" office:value="0.00000568717" calcext:value-type="float">
            <text:p>5.69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0000356535" calcext:value-type="float">
            <text:p>3.57E-007</text:p>
          </table:table-cell>
          <table:table-cell office:value-type="float" office:value="0.000000656743" calcext:value-type="float">
            <text:p>6.57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0.0000000223007" calcext:value-type="float">
            <text:p>2.23E-008</text:p>
          </table:table-cell>
          <table:table-cell office:value-type="float" office:value="0.0000000223006" calcext:value-type="float">
            <text:p>2.23E-008</text:p>
          </table:table-cell>
          <table:table-cell office:value-type="float" office:value="0.000000407216" calcext:value-type="float">
            <text:p>4.07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0.00000000139406" calcext:value-type="float">
            <text:p>1.39E-009</text:p>
          </table:table-cell>
          <table:table-cell office:value-type="float" office:value="0.00000000139698" calcext:value-type="float">
            <text:p>1.40E-009</text:p>
          </table:table-cell>
          <table:table-cell office:value-type="float" office:value="0.00000352076" calcext:value-type="float">
            <text:p>3.52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871334" calcext:value-type="float">
            <text:p>8.71E-011</text:p>
          </table:table-cell>
          <table:table-cell office:value-type="float" office:value="0.000000000487823" calcext:value-type="float">
            <text:p>4.88E-010</text:p>
          </table:table-cell>
          <table:table-cell office:value-type="float" office:value="0.00000392218" calcext:value-type="float">
            <text:p>3.92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544906" calcext:value-type="float">
            <text:p>5.45E-012</text:p>
          </table:table-cell>
          <table:table-cell office:value-type="float" office:value="0.00000000279052" calcext:value-type="float">
            <text:p>2.79E-009</text:p>
          </table:table-cell>
          <table:table-cell office:value-type="float" office:value="0.0000160522" calcext:value-type="float">
            <text:p>1.61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558553" calcext:value-type="float">
            <text:p>5.59E-013</text:p>
          </table:table-cell>
          <table:table-cell office:value-type="float" office:value="0.0000000128184" calcext:value-type="float">
            <text:p>1.28E-008</text:p>
          </table:table-cell>
          <table:table-cell office:value-type="float" office:value="0.0000534526" calcext:value-type="float">
            <text:p>5.35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0.000000000000902304" calcext:value-type="float">
            <text:p>9.02E-013</text:p>
          </table:table-cell>
          <table:table-cell office:value-type="float" office:value="0.0000000796845" calcext:value-type="float">
            <text:p>7.97E-008</text:p>
          </table:table-cell>
          <table:table-cell office:value-type="float" office:value="0.00018603" calcext:value-type="float">
            <text:p>1.86E-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0.00000000000179623" calcext:value-type="float">
            <text:p>1.80E-012</text:p>
          </table:table-cell>
          <table:table-cell office:value-type="float" office:value="0.000000439632" calcext:value-type="float">
            <text:p>4.40E-007</text:p>
          </table:table-cell>
          <table:table-cell office:value-type="float" office:value="0.000537069" calcext:value-type="float">
            <text:p>5.37E-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0.00000000000357797" calcext:value-type="float">
            <text:p>3.58E-012</text:p>
          </table:table-cell>
          <table:table-cell office:value-type="float" office:value="0.00000241715" calcext:value-type="float">
            <text:p>2.42E-006</text:p>
          </table:table-cell>
          <table:table-cell office:value-type="float" office:value="0.0019291" calcext:value-type="float">
            <text:p>1.93E-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0.00000000000715415" calcext:value-type="float">
            <text:p>7.15E-012</text:p>
          </table:table-cell>
          <table:table-cell office:value-type="float" office:value="0.0000136294" calcext:value-type="float">
            <text:p>1.36E-005</text:p>
          </table:table-cell>
          <table:table-cell office:value-type="float" office:value="0.00632053" calcext:value-type="float">
            <text:p>6.32E-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0.0000000000143756" calcext:value-type="float">
            <text:p>1.44E-011</text:p>
          </table:table-cell>
          <table:table-cell office:value-type="float" office:value="0.0000764339" calcext:value-type="float">
            <text:p>7.64E-005</text:p>
          </table:table-cell>
          <table:table-cell office:value-type="float" office:value="0.0147489" calcext:value-type="float">
            <text:p>1.47E-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table:style-name="ce3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P0" style:volatile="true">
      <number:number number:decimal-places="16" loext:min-decimal-places="16" number:min-integer-digits="1"/>
      <number:text> </number:text>
    </number:number-style>
    <number:number-style style:name="N148">
      <style:text-properties fo:color="#ff0000"/>
      <number:text>(</number:text>
      <number:number number:decimal-places="16" loext:min-decimal-places="16" number:min-integer-digits="1"/>
      <number:text>)</number:text>
      <style:map style:condition="value()&gt;=0" style:apply-style-name="N148P0"/>
    </number:number-style>
    <number:number-style style:name="N150P0" style:volatile="true">
      <number:number number:decimal-places="9" loext:min-decimal-places="9" number:min-integer-digits="1"/>
      <number:text> </number:text>
    </number:number-style>
    <number:number-style style:name="N150">
      <style:text-properties fo:color="#ff0000"/>
      <number:text>(</number:text>
      <number:number number:decimal-places="9" loext:min-decimal-places="9" number:min-integer-digits="1"/>
      <number:text>)</number:text>
      <style:map style:condition="value()&gt;=0" style:apply-style-name="N150P0"/>
    </number:number-style>
    <number:number-style style:name="N152P0" style:volatile="true">
      <number:number number:decimal-places="7" loext:min-decimal-places="7" number:min-integer-digits="1"/>
      <number:text> </number:text>
    </number:number-style>
    <number:number-style style:name="N152">
      <style:text-properties fo:color="#ff0000"/>
      <number:text>(</number:text>
      <number:number number:decimal-places="7" loext:min-decimal-places="7" number:min-integer-digits="1"/>
      <number:text>)</number:text>
      <style:map style:condition="value()&gt;=0" style:apply-style-name="N152P0"/>
    </number:number-style>
    <number:number-style style:name="N15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9">
      <number:number number:decimal-places="3" loext:min-decimal-places="3" number:min-integer-digits="1" number:grouping="true"/>
    </number:number-style>
    <number:number-style style:name="N160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09:41:55.13720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39M25S</meta:editing-duration>
    <meta:editing-cycles>77</meta:editing-cycles>
    <meta:generator>LibreOffice/6.1.5.2$Linux_X86_64 LibreOffice_project/10$Build-2</meta:generator>
    <dc:date>2019-10-28T10:58:54.370578312</dc:date>
    <meta:document-statistic meta:table-count="1" meta:cell-count="30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205cm" style:legend-expansion="high" chart:style-name="ch2"/>
        <chart:plot-area chart:style-name="ch3" table:cell-range-address="sheet1.B4:sheet1.G25 sheet1.C3:sheet1.G3" chart:data-source-has-labels="row" svg:x="0.32cm" svg:y="0.18cm" svg:width="12.137cm" svg:height="8.64cm">
          <chartooo:coordinate-region svg:x="2.132cm" svg:y="0.379cm" svg:width="9.5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" chart:label-cell-address="sheet1.C3:sheet1.C3" chart:class="chart:scatter">
            <chart:domain table:cell-range-address="sheet1.B4:sheet1.B25"/>
            <chart:data-point chart:repeated="22"/>
          </chart:series>
          <chart:series chart:style-name="ch8" chart:values-cell-range-address="sheet1.D4:sheet1.D25" chart:label-cell-address="sheet1.D3:sheet1.D3" chart:class="chart:scatter">
            <chart:data-point chart:repeated="22"/>
          </chart:series>
          <chart:series chart:style-name="ch9" chart:values-cell-range-address="sheet1.E4:sheet1.E25" chart:label-cell-address="sheet1.E3:sheet1.E3" chart:class="chart:scatter">
            <chart:data-point chart:repeated="22"/>
          </chart:series>
          <chart:series chart:style-name="ch10" chart:values-cell-range-address="sheet1.F4:sheet1.F25" chart:label-cell-address="sheet1.F3:sheet1.F3" chart:class="chart:scatter">
            <chart:data-point chart:repeated="22"/>
          </chart:series>
          <chart:series chart:style-name="ch11" chart:values-cell-range-address="sheet1.G4:sheet1.G25" chart:label-cell-address="sheet1.G3:sheet1.G3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3:sheet1.C3</svg:desc>
                </draw:g>
              </table:table-cell>
              <table:table-cell office:value-type="string">
                <text:p>schur_1e-16</text:p>
                <draw:g>
                  <svg:desc>sheet1.D3:sheet1.D3</svg:desc>
                </draw:g>
              </table:table-cell>
              <table:table-cell office:value-type="string">
                <text:p>schur_1e-10</text:p>
                <draw:g>
                  <svg:desc>sheet1.E3:sheet1.E3</svg:desc>
                </draw:g>
              </table:table-cell>
              <table:table-cell office:value-type="string">
                <text:p/>
                <draw:g>
                  <svg:desc>sheet1.F3:sheet1.F3</svg:desc>
                </draw:g>
              </table:table-cell>
              <table:table-cell office:value-type="string">
                <text:p/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4:sheet1.B25</svg:desc>
                </draw:g>
              </table:table-cell>
              <table:table-cell office:value-type="float" office:value="0.000154373">
                <text:p>0.000154373</text:p>
                <draw:g>
                  <svg:desc>sheet1.C4:sheet1.C25</svg:desc>
                </draw:g>
              </table:table-cell>
              <table:table-cell office:value-type="float" office:value="0.000154373">
                <text:p>0.000154373</text:p>
                <draw:g>
                  <svg:desc>sheet1.D4:sheet1.D25</svg:desc>
                </draw:g>
              </table:table-cell>
              <table:table-cell office:value-type="float" office:value="0.000154373">
                <text:p>0.000154373</text:p>
                <draw:g>
                  <svg:desc>sheet1.E4:sheet1.E25</svg:desc>
                </draw:g>
              </table:table-cell>
              <table:table-cell office:value-type="float" office:value="NaN">
                <text:p>NaN</text:p>
                <draw:g>
                  <svg:desc>sheet1.F4:sheet1.F25</svg:desc>
                </draw:g>
              </table:table-cell>
              <table:table-cell office:value-type="float" office:value="NaN">
                <text:p>NaN</text:p>
                <draw:g>
                  <svg:desc>sheet1.G4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0388317">
                <text:p>0.0000000388317</text:p>
              </table:table-cell>
              <table:table-cell office:value-type="float" office:value="0.0000000388317">
                <text:p>0.0000000388317</text:p>
              </table:table-cell>
              <table:table-cell office:value-type="float" office:value="0.0000000388317">
                <text:p>0.000000038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0242763">
                <text:p>0.00000000242763</text:p>
              </table:table-cell>
              <table:table-cell office:value-type="float" office:value="0.00000000242763">
                <text:p>0.00000000242763</text:p>
              </table:table-cell>
              <table:table-cell office:value-type="float" office:value="0.00000000242764">
                <text:p>0.0000000024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0151737">
                <text:p>0.000000000151737</text:p>
              </table:table-cell>
              <table:table-cell office:value-type="float" office:value="0.000000000151737">
                <text:p>0.000000000151737</text:p>
              </table:table-cell>
              <table:table-cell office:value-type="float" office:value="0.000000000152421">
                <text:p>0.00000000015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0948387">
                <text:p>0.00000000000948387</text:p>
              </table:table-cell>
              <table:table-cell office:value-type="float" office:value="0.00000000000948337">
                <text:p>0.00000000000948337</text:p>
              </table:table-cell>
              <table:table-cell office:value-type="float" office:value="0.0000000000100225">
                <text:p>0.00000000001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0592831">
                <text:p>0.000000000000592831</text:p>
              </table:table-cell>
              <table:table-cell office:value-type="float" office:value="0.000000000000592885">
                <text:p>0.000000000000592885</text:p>
              </table:table-cell>
              <table:table-cell office:value-type="float" office:value="0.00000000000395985">
                <text:p>0.0000000000039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0370013">
                <text:p>0.0000000000000370013</text:p>
              </table:table-cell>
              <table:table-cell office:value-type="float" office:value="0.0000000000000375874">
                <text:p>0.0000000000000375874</text:p>
              </table:table-cell>
              <table:table-cell office:value-type="float" office:value="0.00000000000176817">
                <text:p>0.0000000000017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2.58806E-015">
                <text:p>2.58806E-015</text:p>
              </table:table-cell>
              <table:table-cell office:value-type="float" office:value="9.80888E-015">
                <text:p>9.80888E-015</text:p>
              </table:table-cell>
              <table:table-cell office:value-type="float" office:value="0.00000000000306261">
                <text:p>0.0000000000030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1.27772E-015">
                <text:p>1.27772E-015</text:p>
              </table:table-cell>
              <table:table-cell office:value-type="float" office:value="0.0000000000000234411">
                <text:p>0.0000000000000234411</text:p>
              </table:table-cell>
              <table:table-cell office:value-type="float" office:value="0.0000000000030037">
                <text:p>0.000000000003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2.26354E-015">
                <text:p>2.26354E-015</text:p>
              </table:table-cell>
              <table:table-cell office:value-type="float" office:value="9.40796E-015">
                <text:p>9.40796E-015</text:p>
              </table:table-cell>
              <table:table-cell office:value-type="float" office:value="0.00000000000249514">
                <text:p>0.0000000000024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2.88762E-015">
                <text:p>2.88762E-015</text:p>
              </table:table-cell>
              <table:table-cell office:value-type="float" office:value="0.0000000000000206867">
                <text:p>0.0000000000000206867</text:p>
              </table:table-cell>
              <table:table-cell office:value-type="float" office:value="0.00000000000784941">
                <text:p>0.0000000000078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4.9941E-015">
                <text:p>4.9941E-015</text:p>
              </table:table-cell>
              <table:table-cell office:value-type="float" office:value="0.0000000000000420126">
                <text:p>0.0000000000000420126</text:p>
              </table:table-cell>
              <table:table-cell office:value-type="float" office:value="0.00000000000442974">
                <text:p>0.0000000000044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205cm" style:legend-expansion="high" chart:style-name="ch2"/>
        <chart:plot-area chart:style-name="ch3" table:cell-range-address="sheet1.B30:sheet1.G51 sheet1.C29:sheet1.G29" chart:data-source-has-labels="row" svg:x="0.32cm" svg:y="0.18cm" svg:width="12.137cm" svg:height="8.64cm">
          <chartooo:coordinate-region svg:x="2.132cm" svg:y="0.379cm" svg:width="9.5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1" chart:label-cell-address="sheet1.C29:sheet1.C29" chart:class="chart:scatter">
            <chart:domain table:cell-range-address="sheet1.B30:sheet1.B51"/>
            <chart:data-point chart:repeated="22"/>
          </chart:series>
          <chart:series chart:style-name="ch8" chart:values-cell-range-address="sheet1.D30:sheet1.D51" chart:label-cell-address="sheet1.D29:sheet1.D29" chart:class="chart:scatter">
            <chart:data-point chart:repeated="22"/>
          </chart:series>
          <chart:series chart:style-name="ch9" chart:values-cell-range-address="sheet1.E30:sheet1.E51" chart:label-cell-address="sheet1.E29:sheet1.E29" chart:class="chart:scatter">
            <chart:data-point chart:repeated="22"/>
          </chart:series>
          <chart:series chart:style-name="ch10" chart:values-cell-range-address="sheet1.F30:sheet1.F51" chart:label-cell-address="sheet1.F29:sheet1.F29" chart:class="chart:scatter">
            <chart:data-point chart:repeated="22"/>
          </chart:series>
          <chart:series chart:style-name="ch11" chart:values-cell-range-address="sheet1.G30:sheet1.G51" chart:label-cell-address="sheet1.G29:sheet1.G29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29:sheet1.C29</svg:desc>
                </draw:g>
              </table:table-cell>
              <table:table-cell office:value-type="string">
                <text:p>schur_1e-16</text:p>
                <draw:g>
                  <svg:desc>sheet1.D29:sheet1.D29</svg:desc>
                </draw:g>
              </table:table-cell>
              <table:table-cell office:value-type="string">
                <text:p>schur_1e-10</text:p>
                <draw:g>
                  <svg:desc>sheet1.E29:sheet1.E29</svg:desc>
                </draw:g>
              </table:table-cell>
              <table:table-cell office:value-type="string">
                <text:p/>
                <draw:g>
                  <svg:desc>sheet1.F29:sheet1.F29</svg:desc>
                </draw:g>
              </table:table-cell>
              <table:table-cell office:value-type="string">
                <text:p/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30:sheet1.B51</svg:desc>
                </draw:g>
              </table:table-cell>
              <table:table-cell office:value-type="float" office:value="0.0000311932">
                <text:p>0.0000311932</text:p>
                <draw:g>
                  <svg:desc>sheet1.C30:sheet1.C51</svg:desc>
                </draw:g>
              </table:table-cell>
              <table:table-cell office:value-type="float" office:value="0.0000311932">
                <text:p>0.0000311932</text:p>
                <draw:g>
                  <svg:desc>sheet1.D30:sheet1.D51</svg:desc>
                </draw:g>
              </table:table-cell>
              <table:table-cell office:value-type="float" office:value="0.0000311932">
                <text:p>0.0000311932</text:p>
                <draw:g>
                  <svg:desc>sheet1.E30:sheet1.E51</svg:desc>
                </draw:g>
              </table:table-cell>
              <table:table-cell office:value-type="float" office:value="NaN">
                <text:p>NaN</text:p>
                <draw:g>
                  <svg:desc>sheet1.F30:sheet1.F51</svg:desc>
                </draw:g>
              </table:table-cell>
              <table:table-cell office:value-type="float" office:value="NaN">
                <text:p>NaN</text:p>
                <draw:g>
                  <svg:desc>sheet1.G30:sheet1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00337851">
                <text:p>0.0000000337851</text:p>
              </table:table-cell>
              <table:table-cell office:value-type="float" office:value="0.0000000337851">
                <text:p>0.0000000337851</text:p>
              </table:table-cell>
              <table:table-cell office:value-type="float" office:value="0.0000000337792">
                <text:p>0.000000033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0010588">
                <text:p>0.0000000010588</text:p>
              </table:table-cell>
              <table:table-cell office:value-type="float" office:value="0.0000000010588">
                <text:p>0.0000000010588</text:p>
              </table:table-cell>
              <table:table-cell office:value-type="float" office:value="0.0000000027708">
                <text:p>0.000000002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000331106">
                <text:p>0.0000000000331106</text:p>
              </table:table-cell>
              <table:table-cell office:value-type="float" office:value="0.0000000000331108">
                <text:p>0.0000000000331108</text:p>
              </table:table-cell>
              <table:table-cell office:value-type="float" office:value="0.00000000103107">
                <text:p>0.0000000010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000103507">
                <text:p>0.00000000000103507</text:p>
              </table:table-cell>
              <table:table-cell office:value-type="float" office:value="0.00000000000104033">
                <text:p>0.00000000000104033</text:p>
              </table:table-cell>
              <table:table-cell office:value-type="float" office:value="0.00000000474365">
                <text:p>0.0000000047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000508397">
                <text:p>0.0000000000000508397</text:p>
              </table:table-cell>
              <table:table-cell office:value-type="float" office:value="0.000000000000315457">
                <text:p>0.000000000000315457</text:p>
              </table:table-cell>
              <table:table-cell office:value-type="float" office:value="0.00000000278609">
                <text:p>0.0000000027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00783954">
                <text:p>0.0000000000000783954</text:p>
              </table:table-cell>
              <table:table-cell office:value-type="float" office:value="0.000000000000842959">
                <text:p>0.000000000000842959</text:p>
              </table:table-cell>
              <table:table-cell office:value-type="float" office:value="0.00000000561646">
                <text:p>0.0000000056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158782">
                <text:p>0.000000000000158782</text:p>
              </table:table-cell>
              <table:table-cell office:value-type="float" office:value="0.00000000000204774">
                <text:p>0.00000000000204774</text:p>
              </table:table-cell>
              <table:table-cell office:value-type="float" office:value="0.00000000852812">
                <text:p>0.0000000085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0.000000000000314259">
                <text:p>0.000000000000314259</text:p>
              </table:table-cell>
              <table:table-cell office:value-type="float" office:value="0.00000000000618833">
                <text:p>0.00000000000618833</text:p>
              </table:table-cell>
              <table:table-cell office:value-type="float" office:value="0.0000000174481">
                <text:p>0.000000017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0.000000000000635409">
                <text:p>0.000000000000635409</text:p>
              </table:table-cell>
              <table:table-cell office:value-type="float" office:value="0.0000000000169303">
                <text:p>0.0000000000169303</text:p>
              </table:table-cell>
              <table:table-cell office:value-type="float" office:value="0.0000000266301">
                <text:p>0.000000026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0.00000000000126383">
                <text:p>0.00000000000126383</text:p>
              </table:table-cell>
              <table:table-cell office:value-type="float" office:value="0.0000000000475659">
                <text:p>0.0000000000475659</text:p>
              </table:table-cell>
              <table:table-cell office:value-type="float" office:value="0.0000000427711">
                <text:p>0.000000042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0.00000000000252504">
                <text:p>0.00000000000252504</text:p>
              </table:table-cell>
              <table:table-cell office:value-type="float" office:value="0.00000000013254">
                <text:p>0.00000000013254</text:p>
              </table:table-cell>
              <table:table-cell office:value-type="float" office:value="0.000000140098">
                <text:p>0.00000014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0.00000000000504619">
                <text:p>0.00000000000504619</text:p>
              </table:table-cell>
              <table:table-cell office:value-type="float" office:value="0.000000000369686">
                <text:p>0.000000000369686</text:p>
              </table:table-cell>
              <table:table-cell office:value-type="float" office:value="0.000000143556">
                <text:p>0.00000014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205cm" style:legend-expansion="high" chart:style-name="ch2"/>
        <chart:plot-area chart:style-name="ch3" table:cell-range-address="sheet1.B56:sheet1.G77 sheet1.C55:sheet1.G55" chart:data-source-has-labels="row" svg:x="0.32cm" svg:y="0.18cm" svg:width="12.137cm" svg:height="8.64cm">
          <chartooo:coordinate-region svg:x="2.132cm" svg:y="0.379cm" svg:width="9.4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6:sheet1.C77" chart:label-cell-address="sheet1.C55:sheet1.C55" chart:class="chart:scatter">
            <chart:domain table:cell-range-address="sheet1.B56:sheet1.B77"/>
            <chart:data-point chart:repeated="22"/>
          </chart:series>
          <chart:series chart:style-name="ch8" chart:values-cell-range-address="sheet1.D56:sheet1.D77" chart:label-cell-address="sheet1.D55:sheet1.D55" chart:class="chart:scatter">
            <chart:data-point chart:repeated="22"/>
          </chart:series>
          <chart:series chart:style-name="ch9" chart:values-cell-range-address="sheet1.E56:sheet1.E77" chart:label-cell-address="sheet1.E55:sheet1.E55" chart:class="chart:scatter">
            <chart:data-point chart:repeated="22"/>
          </chart:series>
          <chart:series chart:style-name="ch10" chart:values-cell-range-address="sheet1.F56:sheet1.F77" chart:label-cell-address="sheet1.F55:sheet1.F55" chart:class="chart:scatter">
            <chart:data-point chart:repeated="22"/>
          </chart:series>
          <chart:series chart:style-name="ch11" chart:values-cell-range-address="sheet1.G56:sheet1.G77" chart:label-cell-address="sheet1.G55:sheet1.G55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55:sheet1.C55</svg:desc>
                </draw:g>
              </table:table-cell>
              <table:table-cell office:value-type="string">
                <text:p>schur_1e-16</text:p>
                <draw:g>
                  <svg:desc>sheet1.D55:sheet1.D55</svg:desc>
                </draw:g>
              </table:table-cell>
              <table:table-cell office:value-type="string">
                <text:p>schur_1e-10</text:p>
                <draw:g>
                  <svg:desc>sheet1.E55:sheet1.E55</svg:desc>
                </draw:g>
              </table:table-cell>
              <table:table-cell office:value-type="string">
                <text:p/>
                <draw:g>
                  <svg:desc>sheet1.F55:sheet1.F55</svg:desc>
                </draw:g>
              </table:table-cell>
              <table:table-cell office:value-type="string">
                <text:p/>
                <draw:g>
                  <svg:desc>sheet1.G55:sheet1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56:sheet1.B77</svg:desc>
                </draw:g>
              </table:table-cell>
              <table:table-cell office:value-type="float" office:value="0.00130719">
                <text:p>0.00130719</text:p>
                <draw:g>
                  <svg:desc>sheet1.C56:sheet1.C77</svg:desc>
                </draw:g>
              </table:table-cell>
              <table:table-cell office:value-type="float" office:value="0.00130719">
                <text:p>0.00130719</text:p>
                <draw:g>
                  <svg:desc>sheet1.D56:sheet1.D77</svg:desc>
                </draw:g>
              </table:table-cell>
              <table:table-cell office:value-type="float" office:value="0.00130719">
                <text:p>0.00130719</text:p>
                <draw:g>
                  <svg:desc>sheet1.E56:sheet1.E77</svg:desc>
                </draw:g>
              </table:table-cell>
              <table:table-cell office:value-type="float" office:value="NaN">
                <text:p>NaN</text:p>
                <draw:g>
                  <svg:desc>sheet1.F56:sheet1.F77</svg:desc>
                </draw:g>
              </table:table-cell>
              <table:table-cell office:value-type="float" office:value="NaN">
                <text:p>NaN</text:p>
                <draw:g>
                  <svg:desc>sheet1.G56:sheet1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568658">
                <text:p>0.00000568658</text:p>
              </table:table-cell>
              <table:table-cell office:value-type="float" office:value="0.00000568658">
                <text:p>0.00000568658</text:p>
              </table:table-cell>
              <table:table-cell office:value-type="float" office:value="0.00000568717">
                <text:p>0.0000056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356535">
                <text:p>0.000000356535</text:p>
              </table:table-cell>
              <table:table-cell office:value-type="float" office:value="0.000000356535">
                <text:p>0.000000356535</text:p>
              </table:table-cell>
              <table:table-cell office:value-type="float" office:value="0.000000656743">
                <text:p>0.00000065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223007">
                <text:p>0.0000000223007</text:p>
              </table:table-cell>
              <table:table-cell office:value-type="float" office:value="0.0000000223006">
                <text:p>0.0000000223006</text:p>
              </table:table-cell>
              <table:table-cell office:value-type="float" office:value="0.000000407216">
                <text:p>0.00000040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139406">
                <text:p>0.00000000139406</text:p>
              </table:table-cell>
              <table:table-cell office:value-type="float" office:value="0.00000000139698">
                <text:p>0.00000000139698</text:p>
              </table:table-cell>
              <table:table-cell office:value-type="float" office:value="0.00000352076">
                <text:p>0.0000035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871334">
                <text:p>0.0000000000871334</text:p>
              </table:table-cell>
              <table:table-cell office:value-type="float" office:value="0.000000000487823">
                <text:p>0.000000000487823</text:p>
              </table:table-cell>
              <table:table-cell office:value-type="float" office:value="0.00000392218">
                <text:p>0.0000039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544906">
                <text:p>0.00000000000544906</text:p>
              </table:table-cell>
              <table:table-cell office:value-type="float" office:value="0.00000000279052">
                <text:p>0.00000000279052</text:p>
              </table:table-cell>
              <table:table-cell office:value-type="float" office:value="0.0000160522">
                <text:p>0.000016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558553">
                <text:p>0.000000000000558553</text:p>
              </table:table-cell>
              <table:table-cell office:value-type="float" office:value="0.0000000128184">
                <text:p>0.0000000128184</text:p>
              </table:table-cell>
              <table:table-cell office:value-type="float" office:value="0.0000534526">
                <text:p>0.000053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0.000000000000902304">
                <text:p>0.000000000000902304</text:p>
              </table:table-cell>
              <table:table-cell office:value-type="float" office:value="0.0000000796845">
                <text:p>0.0000000796845</text:p>
              </table:table-cell>
              <table:table-cell office:value-type="float" office:value="0.00018603">
                <text:p>0.0001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0.00000000000179623">
                <text:p>0.00000000000179623</text:p>
              </table:table-cell>
              <table:table-cell office:value-type="float" office:value="0.000000439632">
                <text:p>0.000000439632</text:p>
              </table:table-cell>
              <table:table-cell office:value-type="float" office:value="0.000537069">
                <text:p>0.00053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0.00000000000357797">
                <text:p>0.00000000000357797</text:p>
              </table:table-cell>
              <table:table-cell office:value-type="float" office:value="0.00000241715">
                <text:p>0.00000241715</text:p>
              </table:table-cell>
              <table:table-cell office:value-type="float" office:value="0.0019291">
                <text:p>0.001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0.00000000000715415">
                <text:p>0.00000000000715415</text:p>
              </table:table-cell>
              <table:table-cell office:value-type="float" office:value="0.0000136294">
                <text:p>0.0000136294</text:p>
              </table:table-cell>
              <table:table-cell office:value-type="float" office:value="0.00632053">
                <text:p>0.0063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0.0000000000143756">
                <text:p>0.0000000000143756</text:p>
              </table:table-cell>
              <table:table-cell office:value-type="float" office:value="0.0000764339">
                <text:p>0.0000764339</text:p>
              </table:table-cell>
              <table:table-cell office:value-type="float" office:value="0.0147489">
                <text:p>0.014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